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# This file is a general .xdc for the Basys3 rev B board</text:p>
      <text:p text:style-name="Preformatted_20_Text">## To use it in a project:</text:p>
      <text:p text:style-name="Preformatted_20_Text">## - uncomment the lines corresponding to used pins</text:p>
      <text:p text:style-name="Preformatted_20_Text">## - rename the used ports (in each line, after get_ports) according to the top level signal names in the project</text:p>
      <text:p text:style-name="Preformatted_20_Text"/>
      <text:p text:style-name="Preformatted_20_Text">## Clock signal</text:p>
      <text:p text:style-name="Preformatted_20_Text">#set_property PACKAGE_PIN W5 [get_ports clk] <text:s text:c="51"/></text:p>
      <text:p text:style-name="Preformatted_20_Text"><text:s text:c="8"/>#set_property IOSTANDARD LVCMOS33 [get_ports clk]</text:p>
      <text:p text:style-name="Preformatted_20_Text"><text:s text:c="8"/>#create_clock -add -name sys_clk_pin -period 10.00 -waveform {0 5} [get_ports clk]</text:p>
      <text:p text:style-name="Preformatted_20_Text"><text:s/></text:p>
      <text:p text:style-name="Preformatted_20_Text">## Switches</text:p>
      <text:p text:style-name="Preformatted_20_Text">#set_property PACKAGE_PIN V17 [get_ports {sw[0]}] <text:s text:c="38"/></text:p>
      <text:p text:style-name="Preformatted_20_Text"><text:s text:c="8"/>#set_property IOSTANDARD LVCMOS33 [get_ports {sw[0]}]</text:p>
      <text:p text:style-name="Preformatted_20_Text">#set_property PACKAGE_PIN V16 [get_ports {sw[1]}] <text:s text:c="38"/></text:p>
      <text:p text:style-name="Preformatted_20_Text"><text:s text:c="8"/>#set_property IOSTANDARD LVCMOS33 [get_ports {sw[1]}]</text:p>
      <text:p text:style-name="Preformatted_20_Text">#set_property PACKAGE_PIN W16 [get_ports {sw[2]}] <text:s text:c="38"/></text:p>
      <text:p text:style-name="Preformatted_20_Text"><text:s text:c="8"/>#set_property IOSTANDARD LVCMOS33 [get_ports {sw[2]}]</text:p>
      <text:p text:style-name="Preformatted_20_Text">#set_property PACKAGE_PIN W17 [get_ports {sw[3]}] <text:s text:c="38"/></text:p>
      <text:p text:style-name="Preformatted_20_Text"><text:s text:c="8"/>#set_property IOSTANDARD LVCMOS33 [get_ports {sw[3]}]</text:p>
      <text:p text:style-name="Preformatted_20_Text">#set_property PACKAGE_PIN W15 [get_ports {sw[4]}] <text:s text:c="38"/></text:p>
      <text:p text:style-name="Preformatted_20_Text"><text:s text:c="8"/>#set_property IOSTANDARD LVCMOS33 [get_ports {sw[4]}]</text:p>
      <text:p text:style-name="Preformatted_20_Text">#set_property PACKAGE_PIN V15 [get_ports {sw[5]}] <text:s text:c="38"/></text:p>
      <text:p text:style-name="Preformatted_20_Text"><text:s text:c="8"/>#set_property IOSTANDARD LVCMOS33 [get_ports {sw[5]}]</text:p>
      <text:p text:style-name="Preformatted_20_Text">#set_property PACKAGE_PIN W14 [get_ports {sw[6]}] <text:s text:c="38"/></text:p>
      <text:p text:style-name="Preformatted_20_Text"><text:s text:c="8"/>#set_property IOSTANDARD LVCMOS33 [get_ports {sw[6]}]</text:p>
      <text:p text:style-name="Preformatted_20_Text">#set_property PACKAGE_PIN W13 [get_ports {sw[7]}] <text:s text:c="38"/></text:p>
      <text:p text:style-name="Preformatted_20_Text"><text:s text:c="8"/>#set_property IOSTANDARD LVCMOS33 [get_ports {sw[7]}]</text:p>
      <text:p text:style-name="Preformatted_20_Text">#set_property PACKAGE_PIN V2 [get_ports {sw[8]}] <text:s text:c="39"/></text:p>
      <text:p text:style-name="Preformatted_20_Text"><text:s text:c="8"/>#set_property IOSTANDARD LVCMOS33 [get_ports {sw[8]}]</text:p>
      <text:p text:style-name="Preformatted_20_Text">#set_property PACKAGE_PIN T3 [get_ports {sw[9]}] <text:s text:c="39"/></text:p>
      <text:p text:style-name="Preformatted_20_Text"><text:s text:c="8"/>#set_property IOSTANDARD LVCMOS33 [get_ports {sw[9]}]</text:p>
      <text:p text:style-name="Preformatted_20_Text">#set_property PACKAGE_PIN T2 [get_ports {sw[10]}] <text:s text:c="38"/></text:p>
      <text:p text:style-name="Preformatted_20_Text"><text:s text:c="8"/>#set_property IOSTANDARD LVCMOS33 [get_ports {sw[10]}]</text:p>
      <text:p text:style-name="Preformatted_20_Text">#set_property PACKAGE_PIN R3 [get_ports {sw[11]}] <text:s text:c="38"/></text:p>
      <text:p text:style-name="Preformatted_20_Text"><text:s text:c="8"/>#set_property IOSTANDARD LVCMOS33 [get_ports {sw[11]}]</text:p>
      <text:p text:style-name="Preformatted_20_Text">#set_property PACKAGE_PIN W2 [get_ports {sw[12]}] <text:s text:c="38"/></text:p>
      <text:p text:style-name="Preformatted_20_Text"><text:s text:c="8"/>#set_property IOSTANDARD LVCMOS33 [get_ports {sw[12]}]</text:p>
      <text:p text:style-name="Preformatted_20_Text">#set_property PACKAGE_PIN U1 [get_ports {sw[13]}] <text:s text:c="38"/></text:p>
      <text:p text:style-name="Preformatted_20_Text"><text:s text:c="8"/>#set_property IOSTANDARD LVCMOS33 [get_ports {sw[13]}]</text:p>
      <text:p text:style-name="Preformatted_20_Text">#set_property PACKAGE_PIN T1 [get_ports {sw[14]}] <text:s text:c="38"/></text:p>
      <text:p text:style-name="Preformatted_20_Text"><text:s text:c="8"/>#set_property IOSTANDARD LVCMOS33 [get_ports {sw[14]}]</text:p>
      <text:p text:style-name="Preformatted_20_Text">#set_property PACKAGE_PIN R2 [get_ports {sw[15]}] <text:s text:c="38"/></text:p>
      <text:p text:style-name="Preformatted_20_Text"><text:s text:c="8"/>#set_property IOSTANDARD LVCMOS33 [get_ports {sw[15]}]</text:p>
      <text:p text:style-name="Preformatted_20_Text"><text:s/></text:p>
      <text:p text:style-name="Preformatted_20_Text"/>
      <text:p text:style-name="Preformatted_20_Text">## LEDs</text:p>
      <text:p text:style-name="Preformatted_20_Text">#set_property PACKAGE_PIN U16 [get_ports {led[0]}] <text:s text:c="37"/></text:p>
      <text:p text:style-name="Preformatted_20_Text"><text:s text:c="8"/>#set_property IOSTANDARD LVCMOS33 [get_ports {led[0]}]</text:p>
      <text:p text:style-name="Preformatted_20_Text">#set_property PACKAGE_PIN E19 [get_ports {led[1]}] <text:s text:c="37"/></text:p>
      <text:p text:style-name="Preformatted_20_Text"><text:s text:c="8"/>#set_property IOSTANDARD LVCMOS33 [get_ports {led[1]}]</text:p>
      <text:p text:style-name="Preformatted_20_Text">#set_property PACKAGE_PIN U19 [get_ports {led[2]}] <text:s text:c="37"/></text:p>
      <text:p text:style-name="Preformatted_20_Text"><text:s text:c="8"/>#set_property IOSTANDARD LVCMOS33 [get_ports {led[2]}]</text:p>
      <text:p text:style-name="Preformatted_20_Text">#set_property PACKAGE_PIN V19 [get_ports {led[3]}] <text:s text:c="37"/></text:p>
      <text:p text:style-name="Preformatted_20_Text"><text:s text:c="8"/>#set_property IOSTANDARD LVCMOS33 [get_ports {led[3]}]</text:p>
      <text:p text:style-name="Preformatted_20_Text">#set_property PACKAGE_PIN W18 [get_ports {led[4]}] <text:s text:c="37"/></text:p>
      <text:p text:style-name="Preformatted_20_Text"><text:s text:c="8"/>#set_property IOSTANDARD LVCMOS33 [get_ports {led[4]}]</text:p>
      <text:p text:style-name="Preformatted_20_Text">#set_property PACKAGE_PIN U15 [get_ports {led[5]}] <text:s text:c="37"/></text:p>
      <text:p text:style-name="Preformatted_20_Text"><text:s text:c="8"/>#set_property IOSTANDARD LVCMOS33 [get_ports {led[5]}]</text:p>
      <text:p text:style-name="Preformatted_20_Text">#set_property PACKAGE_PIN U14 [get_ports {led[6]}] <text:s text:c="37"/></text:p>
      <text:p text:style-name="Preformatted_20_Text"><text:s text:c="8"/>#set_property IOSTANDARD LVCMOS33 [get_ports {led[6]}]</text:p>
      <text:p text:style-name="Preformatted_20_Text">#set_property PACKAGE_PIN V14 [get_ports {led[7]}] <text:s text:c="37"/></text:p>
      <text:p text:style-name="Preformatted_20_Text"><text:s text:c="8"/>#set_property IOSTANDARD LVCMOS33 [get_ports {led[7]}]</text:p>
      <text:p text:style-name="Preformatted_20_Text"><text:soft-page-break/>#set_property PACKAGE_PIN V13 [get_ports {led[8]}] <text:s text:c="37"/></text:p>
      <text:p text:style-name="Preformatted_20_Text"><text:s text:c="8"/>#set_property IOSTANDARD LVCMOS33 [get_ports {led[8]}]</text:p>
      <text:p text:style-name="Preformatted_20_Text">#set_property PACKAGE_PIN V3 [get_ports {led[9]}] <text:s text:c="38"/></text:p>
      <text:p text:style-name="Preformatted_20_Text"><text:s text:c="8"/>#set_property IOSTANDARD LVCMOS33 [get_ports {led[9]}]</text:p>
      <text:p text:style-name="Preformatted_20_Text">#set_property PACKAGE_PIN W3 [get_ports {led[10]}] <text:s text:c="37"/></text:p>
      <text:p text:style-name="Preformatted_20_Text"><text:s text:c="8"/>#set_property IOSTANDARD LVCMOS33 [get_ports {led[10]}]</text:p>
      <text:p text:style-name="Preformatted_20_Text">#set_property PACKAGE_PIN U3 [get_ports {led[11]}] <text:s text:c="37"/></text:p>
      <text:p text:style-name="Preformatted_20_Text"><text:s text:c="8"/>#set_property IOSTANDARD LVCMOS33 [get_ports {led[11]}]</text:p>
      <text:p text:style-name="Preformatted_20_Text">#set_property PACKAGE_PIN P3 [get_ports {led[12]}] <text:s text:c="37"/></text:p>
      <text:p text:style-name="Preformatted_20_Text"><text:s text:c="8"/>#set_property IOSTANDARD LVCMOS33 [get_ports {led[12]}]</text:p>
      <text:p text:style-name="Preformatted_20_Text">#set_property PACKAGE_PIN N3 [get_ports {led[13]}] <text:s text:c="37"/></text:p>
      <text:p text:style-name="Preformatted_20_Text"><text:s text:c="8"/>#set_property IOSTANDARD LVCMOS33 [get_ports {led[13]}]</text:p>
      <text:p text:style-name="Preformatted_20_Text">#set_property PACKAGE_PIN P1 [get_ports {led[14]}] <text:s text:c="37"/></text:p>
      <text:p text:style-name="Preformatted_20_Text"><text:s text:c="8"/>#set_property IOSTANDARD LVCMOS33 [get_ports {led[14]}]</text:p>
      <text:p text:style-name="Preformatted_20_Text">#set_property PACKAGE_PIN L1 [get_ports {led[15]}] <text:s text:c="37"/></text:p>
      <text:p text:style-name="Preformatted_20_Text"><text:s text:c="8"/>#set_property IOSTANDARD LVCMOS33 [get_ports {led[15]}]</text:p>
      <text:p text:style-name="Preformatted_20_Text"><text:s text:c="8"/></text:p>
      <text:p text:style-name="Preformatted_20_Text"><text:s text:c="8"/></text:p>
      <text:p text:style-name="Preformatted_20_Text">##7 segment display</text:p>
      <text:p text:style-name="Preformatted_20_Text">#set_property PACKAGE_PIN W7 [get_ports {seg[0]}] <text:s text:c="38"/></text:p>
      <text:p text:style-name="Preformatted_20_Text"><text:s text:c="8"/>#set_property IOSTANDARD LVCMOS33 [get_ports {seg[0]}]</text:p>
      <text:p text:style-name="Preformatted_20_Text">#set_property PACKAGE_PIN W6 [get_ports {seg[1]}] <text:s text:c="38"/></text:p>
      <text:p text:style-name="Preformatted_20_Text"><text:s text:c="8"/>#set_property IOSTANDARD LVCMOS33 [get_ports {seg[1]}]</text:p>
      <text:p text:style-name="Preformatted_20_Text">#set_property PACKAGE_PIN U8 [get_ports {seg[2]}] <text:s text:c="38"/></text:p>
      <text:p text:style-name="Preformatted_20_Text"><text:s text:c="8"/>#set_property IOSTANDARD LVCMOS33 [get_ports {seg[2]}]</text:p>
      <text:p text:style-name="Preformatted_20_Text">#set_property PACKAGE_PIN V8 [get_ports {seg[3]}] <text:s text:c="38"/></text:p>
      <text:p text:style-name="Preformatted_20_Text"><text:s text:c="8"/>#set_property IOSTANDARD LVCMOS33 [get_ports {seg[3]}]</text:p>
      <text:p text:style-name="Preformatted_20_Text">#set_property PACKAGE_PIN U5 [get_ports {seg[4]}] <text:s text:c="38"/></text:p>
      <text:p text:style-name="Preformatted_20_Text"><text:s text:c="8"/>#set_property IOSTANDARD LVCMOS33 [get_ports {seg[4]}]</text:p>
      <text:p text:style-name="Preformatted_20_Text">#set_property PACKAGE_PIN V5 [get_ports {seg[5]}] <text:s text:c="38"/></text:p>
      <text:p text:style-name="Preformatted_20_Text"><text:s text:c="8"/>#set_property IOSTANDARD LVCMOS33 [get_ports {seg[5]}]</text:p>
      <text:p text:style-name="Preformatted_20_Text">#set_property PACKAGE_PIN U7 [get_ports {seg[6]}] <text:s text:c="38"/></text:p>
      <text:p text:style-name="Preformatted_20_Text"><text:s text:c="8"/>#set_property IOSTANDARD LVCMOS33 [get_ports {seg[6]}]</text:p>
      <text:p text:style-name="Preformatted_20_Text"/>
      <text:p text:style-name="Preformatted_20_Text">#set_property PACKAGE_PIN V7 [get_ports dp] <text:s text:c="52"/></text:p>
      <text:p text:style-name="Preformatted_20_Text"><text:s text:c="8"/>#set_property IOSTANDARD LVCMOS33 [get_ports dp]</text:p>
      <text:p text:style-name="Preformatted_20_Text"/>
      <text:p text:style-name="Preformatted_20_Text">#set_property PACKAGE_PIN U2 [get_ports {an[0]}] <text:s text:c="39"/></text:p>
      <text:p text:style-name="Preformatted_20_Text"><text:s text:c="8"/>#set_property IOSTANDARD LVCMOS33 [get_ports {an[0]}]</text:p>
      <text:p text:style-name="Preformatted_20_Text">#set_property PACKAGE_PIN U4 [get_ports {an[1]}] <text:s text:c="39"/></text:p>
      <text:p text:style-name="Preformatted_20_Text"><text:s text:c="8"/>#set_property IOSTANDARD LVCMOS33 [get_ports {an[1]}]</text:p>
      <text:p text:style-name="Preformatted_20_Text">#set_property PACKAGE_PIN V4 [get_ports {an[2]}] <text:s text:c="39"/></text:p>
      <text:p text:style-name="Preformatted_20_Text"><text:s text:c="8"/>#set_property IOSTANDARD LVCMOS33 [get_ports {an[2]}]</text:p>
      <text:p text:style-name="Preformatted_20_Text">#set_property PACKAGE_PIN W4 [get_ports {an[3]}] <text:s text:c="39"/></text:p>
      <text:p text:style-name="Preformatted_20_Text"><text:s text:c="8"/>#set_property IOSTANDARD LVCMOS33 [get_ports {an[3]}]</text:p>
      <text:p text:style-name="Preformatted_20_Text"/>
      <text:p text:style-name="Preformatted_20_Text"/>
      <text:p text:style-name="Preformatted_20_Text">##Buttons</text:p>
      <text:p text:style-name="Preformatted_20_Text">#set_property PACKAGE_PIN U18 [get_ports btnC] <text:s text:c="41"/></text:p>
      <text:p text:style-name="Preformatted_20_Text"><text:s text:c="8"/>#set_property IOSTANDARD LVCMOS33 [get_ports btnC]</text:p>
      <text:p text:style-name="Preformatted_20_Text">#set_property PACKAGE_PIN T18 [get_ports btnU] <text:s text:c="41"/></text:p>
      <text:p text:style-name="Preformatted_20_Text"><text:s text:c="8"/>#set_property IOSTANDARD LVCMOS33 [get_ports btnU]</text:p>
      <text:p text:style-name="Preformatted_20_Text">#set_property PACKAGE_PIN W19 [get_ports btnL] <text:s text:c="41"/></text:p>
      <text:p text:style-name="Preformatted_20_Text"><text:s text:c="8"/>#set_property IOSTANDARD LVCMOS33 [get_ports btnL]</text:p>
      <text:p text:style-name="Preformatted_20_Text">#set_property PACKAGE_PIN T17 [get_ports btnR] <text:s text:c="41"/></text:p>
      <text:p text:style-name="Preformatted_20_Text"><text:s text:c="8"/>#set_property IOSTANDARD LVCMOS33 [get_ports btnR]</text:p>
      <text:p text:style-name="Preformatted_20_Text">#set_property PACKAGE_PIN U17 [get_ports btnD] <text:s text:c="41"/></text:p>
      <text:p text:style-name="Preformatted_20_Text"><text:s text:c="8"/>#set_property IOSTANDARD LVCMOS33 [get_ports btnD]</text:p>
      <text:p text:style-name="Preformatted_20_Text"><text:s/></text:p>
      <text:p text:style-name="Preformatted_20_Text"/>
      <text:p text:style-name="Preformatted_20_Text"/>
      <text:p text:style-name="Preformatted_20_Text">##Pmod Header JA</text:p>
      <text:p text:style-name="Preformatted_20_Text">##Sch name = JA1</text:p>
      <text:p text:style-name="Preformatted_20_Text">#set_property PACKAGE_PIN J1 [get_ports {JA[0]}] <text:s text:c="39"/></text:p>
      <text:p text:style-name="Preformatted_20_Text"><text:soft-page-break/><text:s text:c="8"/>#set_property IOSTANDARD LVCMOS33 [get_ports {JA[0]}]</text:p>
      <text:p text:style-name="Preformatted_20_Text">##Sch name = JA2</text:p>
      <text:p text:style-name="Preformatted_20_Text">#set_property PACKAGE_PIN L2 [get_ports {JA[1]}] <text:s text:c="39"/></text:p>
      <text:p text:style-name="Preformatted_20_Text"><text:s text:c="8"/>#set_property IOSTANDARD LVCMOS33 [get_ports {JA[1]}]</text:p>
      <text:p text:style-name="Preformatted_20_Text">##Sch name = JA3</text:p>
      <text:p text:style-name="Preformatted_20_Text">#set_property PACKAGE_PIN J2 [get_ports {JA[2]}] <text:s text:c="39"/></text:p>
      <text:p text:style-name="Preformatted_20_Text"><text:s text:c="8"/>#set_property IOSTANDARD LVCMOS33 [get_ports {JA[2]}]</text:p>
      <text:p text:style-name="Preformatted_20_Text">##Sch name = JA4</text:p>
      <text:p text:style-name="Preformatted_20_Text">#set_property PACKAGE_PIN G2 [get_ports {JA[3]}] <text:s text:c="39"/></text:p>
      <text:p text:style-name="Preformatted_20_Text"><text:s text:c="8"/>#set_property IOSTANDARD LVCMOS33 [get_ports {JA[3]}]</text:p>
      <text:p text:style-name="Preformatted_20_Text">##Sch name = JA7</text:p>
      <text:p text:style-name="Preformatted_20_Text">#set_property PACKAGE_PIN H1 [get_ports {JA[4]}] <text:s text:c="39"/></text:p>
      <text:p text:style-name="Preformatted_20_Text"><text:s text:c="8"/>#set_property IOSTANDARD LVCMOS33 [get_ports {JA[4]}]</text:p>
      <text:p text:style-name="Preformatted_20_Text">##Sch name = JA8</text:p>
      <text:p text:style-name="Preformatted_20_Text">#set_property PACKAGE_PIN K2 [get_ports {JA[5]}] <text:s text:c="39"/></text:p>
      <text:p text:style-name="Preformatted_20_Text"><text:s text:c="8"/>#set_property IOSTANDARD LVCMOS33 [get_ports {JA[5]}]</text:p>
      <text:p text:style-name="Preformatted_20_Text">##Sch name = JA9</text:p>
      <text:p text:style-name="Preformatted_20_Text">#set_property PACKAGE_PIN H2 [get_ports {JA[6]}] <text:s text:c="39"/></text:p>
      <text:p text:style-name="Preformatted_20_Text"><text:s text:c="8"/>#set_property IOSTANDARD LVCMOS33 [get_ports {JA[6]}]</text:p>
      <text:p text:style-name="Preformatted_20_Text">##Sch name = JA10</text:p>
      <text:p text:style-name="Preformatted_20_Text">#set_property PACKAGE_PIN G3 [get_ports {JA[7]}] <text:s text:c="39"/></text:p>
      <text:p text:style-name="Preformatted_20_Text"><text:s text:c="8"/>#set_property IOSTANDARD LVCMOS33 [get_ports {JA[7]}]</text:p>
      <text:p text:style-name="Preformatted_20_Text"/>
      <text:p text:style-name="Preformatted_20_Text"/>
      <text:p text:style-name="Preformatted_20_Text"/>
      <text:p text:style-name="Preformatted_20_Text">##Pmod Header JB</text:p>
      <text:p text:style-name="Preformatted_20_Text">##Sch name = JB1</text:p>
      <text:p text:style-name="Preformatted_20_Text">#set_property PACKAGE_PIN A14 [get_ports {JB[0]}] <text:s text:c="38"/></text:p>
      <text:p text:style-name="Preformatted_20_Text"><text:s text:c="8"/>#set_property IOSTANDARD LVCMOS33 [get_ports {JB[0]}]</text:p>
      <text:p text:style-name="Preformatted_20_Text">##Sch name = JB2</text:p>
      <text:p text:style-name="Preformatted_20_Text">#set_property PACKAGE_PIN A16 [get_ports {JB[1]}] <text:s text:c="38"/></text:p>
      <text:p text:style-name="Preformatted_20_Text"><text:s text:c="8"/>#set_property IOSTANDARD LVCMOS33 [get_ports {JB[1]}]</text:p>
      <text:p text:style-name="Preformatted_20_Text">##Sch name = JB3</text:p>
      <text:p text:style-name="Preformatted_20_Text">#set_property PACKAGE_PIN B15 [get_ports {JB[2]}] <text:s text:c="38"/></text:p>
      <text:p text:style-name="Preformatted_20_Text"><text:s text:c="8"/>#set_property IOSTANDARD LVCMOS33 [get_ports {JB[2]}]</text:p>
      <text:p text:style-name="Preformatted_20_Text">##Sch name = JB4</text:p>
      <text:p text:style-name="Preformatted_20_Text">#set_property PACKAGE_PIN B16 [get_ports {JB[3]}] <text:s text:c="38"/></text:p>
      <text:p text:style-name="Preformatted_20_Text"><text:s text:c="8"/>#set_property IOSTANDARD LVCMOS33 [get_ports {JB[3]}]</text:p>
      <text:p text:style-name="Preformatted_20_Text">##Sch name = JB7</text:p>
      <text:p text:style-name="Preformatted_20_Text">#set_property PACKAGE_PIN A15 [get_ports {JB[4]}] <text:s text:c="38"/></text:p>
      <text:p text:style-name="Preformatted_20_Text"><text:s text:c="8"/>#set_property IOSTANDARD LVCMOS33 [get_ports {JB[4]}]</text:p>
      <text:p text:style-name="Preformatted_20_Text">##Sch name = JB8</text:p>
      <text:p text:style-name="Preformatted_20_Text">#set_property PACKAGE_PIN A17 [get_ports {JB[5]}] <text:s text:c="38"/></text:p>
      <text:p text:style-name="Preformatted_20_Text"><text:s text:c="8"/>#set_property IOSTANDARD LVCMOS33 [get_ports {JB[5]}]</text:p>
      <text:p text:style-name="Preformatted_20_Text">##Sch name = JB9</text:p>
      <text:p text:style-name="Preformatted_20_Text">#set_property PACKAGE_PIN C15 [get_ports {JB[6]}] <text:s text:c="38"/></text:p>
      <text:p text:style-name="Preformatted_20_Text"><text:s text:c="8"/>#set_property IOSTANDARD LVCMOS33 [get_ports {JB[6]}]</text:p>
      <text:p text:style-name="Preformatted_20_Text">##Sch name = JB10 </text:p>
      <text:p text:style-name="Preformatted_20_Text">#set_property PACKAGE_PIN C16 [get_ports {JB[7]}] <text:s text:c="38"/></text:p>
      <text:p text:style-name="Preformatted_20_Text"><text:s text:c="8"/>#set_property IOSTANDARD LVCMOS33 [get_ports {JB[7]}]</text:p>
      <text:p text:style-name="Preformatted_20_Text"><text:s/></text:p>
      <text:p text:style-name="Preformatted_20_Text"/>
      <text:p text:style-name="Preformatted_20_Text"/>
      <text:p text:style-name="Preformatted_20_Text">##Pmod Header JC</text:p>
      <text:p text:style-name="Preformatted_20_Text">##Sch name = JC1</text:p>
      <text:p text:style-name="Preformatted_20_Text">#set_property PACKAGE_PIN K17 [get_ports {JC[0]}] <text:s text:c="38"/></text:p>
      <text:p text:style-name="Preformatted_20_Text"><text:s text:c="8"/>#set_property IOSTANDARD LVCMOS33 [get_ports {JC[0]}]</text:p>
      <text:p text:style-name="Preformatted_20_Text">##Sch name = JC2</text:p>
      <text:p text:style-name="Preformatted_20_Text">#set_property PACKAGE_PIN M18 [get_ports {JC[1]}] <text:s text:c="38"/></text:p>
      <text:p text:style-name="Preformatted_20_Text"><text:s text:c="8"/>#set_property IOSTANDARD LVCMOS33 [get_ports {JC[1]}]</text:p>
      <text:p text:style-name="Preformatted_20_Text">##Sch name = JC3</text:p>
      <text:p text:style-name="Preformatted_20_Text">#set_property PACKAGE_PIN N17 [get_ports {JC[2]}] <text:s text:c="38"/></text:p>
      <text:p text:style-name="Preformatted_20_Text"><text:s text:c="8"/>#set_property IOSTANDARD LVCMOS33 [get_ports {JC[2]}]</text:p>
      <text:p text:style-name="Preformatted_20_Text">##Sch name = JC4</text:p>
      <text:p text:style-name="Preformatted_20_Text"><text:soft-page-break/>#set_property PACKAGE_PIN P18 [get_ports {JC[3]}] <text:s text:c="38"/></text:p>
      <text:p text:style-name="Preformatted_20_Text"><text:s text:c="8"/>#set_property IOSTANDARD LVCMOS33 [get_ports {JC[3]}]</text:p>
      <text:p text:style-name="Preformatted_20_Text">##Sch name = JC7</text:p>
      <text:p text:style-name="Preformatted_20_Text">#set_property PACKAGE_PIN L17 [get_ports {JC[4]}] <text:s text:c="38"/></text:p>
      <text:p text:style-name="Preformatted_20_Text"><text:s text:c="8"/>#set_property IOSTANDARD LVCMOS33 [get_ports {JC[4]}]</text:p>
      <text:p text:style-name="Preformatted_20_Text">##Sch name = JC8</text:p>
      <text:p text:style-name="Preformatted_20_Text">#set_property PACKAGE_PIN M19 [get_ports {JC[5]}] <text:s text:c="38"/></text:p>
      <text:p text:style-name="Preformatted_20_Text"><text:s text:c="8"/>#set_property IOSTANDARD LVCMOS33 [get_ports {JC[5]}]</text:p>
      <text:p text:style-name="Preformatted_20_Text">##Sch name = JC9</text:p>
      <text:p text:style-name="Preformatted_20_Text">#set_property PACKAGE_PIN P17 [get_ports {JC[6]}] <text:s text:c="38"/></text:p>
      <text:p text:style-name="Preformatted_20_Text"><text:s text:c="8"/>#set_property IOSTANDARD LVCMOS33 [get_ports {JC[6]}]</text:p>
      <text:p text:style-name="Preformatted_20_Text">##Sch name = JC10</text:p>
      <text:p text:style-name="Preformatted_20_Text">#set_property PACKAGE_PIN R18 [get_ports {JC[7]}] <text:s text:c="38"/></text:p>
      <text:p text:style-name="Preformatted_20_Text"><text:s text:c="8"/>#set_property IOSTANDARD LVCMOS33 [get_ports {JC[7]}]</text:p>
      <text:p text:style-name="Preformatted_20_Text"/>
      <text:p text:style-name="Preformatted_20_Text"/>
      <text:p text:style-name="Preformatted_20_Text">##Pmod Header JXADC</text:p>
      <text:p text:style-name="Preformatted_20_Text">##Sch name = XA1_P</text:p>
      <text:p text:style-name="Preformatted_20_Text">#set_property PACKAGE_PIN J3 [get_ports {JXADC[0]}] <text:s text:c="28"/></text:p>
      <text:p text:style-name="Preformatted_20_Text"><text:s text:c="8"/>#set_property IOSTANDARD LVCMOS33 [get_ports {JXADC[0]}]</text:p>
      <text:p text:style-name="Preformatted_20_Text">##Sch name = XA2_P</text:p>
      <text:p text:style-name="Preformatted_20_Text">#set_property PACKAGE_PIN L3 [get_ports {JXADC[1]}] <text:s text:c="28"/></text:p>
      <text:p text:style-name="Preformatted_20_Text"><text:s text:c="8"/>#set_property IOSTANDARD LVCMOS33 [get_ports {JXADC[1]}]</text:p>
      <text:p text:style-name="Preformatted_20_Text">##Sch name = XA3_P</text:p>
      <text:p text:style-name="Preformatted_20_Text">#set_property PACKAGE_PIN M2 [get_ports {JXADC[2]}] <text:s text:c="28"/></text:p>
      <text:p text:style-name="Preformatted_20_Text"><text:s text:c="8"/>#set_property IOSTANDARD LVCMOS33 [get_ports {JXADC[2]}]</text:p>
      <text:p text:style-name="Preformatted_20_Text">##Sch name = XA4_P</text:p>
      <text:p text:style-name="Preformatted_20_Text">#set_property PACKAGE_PIN N2 [get_ports {JXADC[3]}] <text:s text:c="28"/></text:p>
      <text:p text:style-name="Preformatted_20_Text"><text:s text:c="8"/>#set_property IOSTANDARD LVCMOS33 [get_ports {JXADC[3]}]</text:p>
      <text:p text:style-name="Preformatted_20_Text">##Sch name = XA1_N</text:p>
      <text:p text:style-name="Preformatted_20_Text">#set_property PACKAGE_PIN K3 [get_ports {JXADC[4]}] <text:s text:c="28"/></text:p>
      <text:p text:style-name="Preformatted_20_Text"><text:s text:c="8"/>#set_property IOSTANDARD LVCMOS33 [get_ports {JXADC[4]}]</text:p>
      <text:p text:style-name="Preformatted_20_Text">##Sch name = XA2_N</text:p>
      <text:p text:style-name="Preformatted_20_Text">#set_property PACKAGE_PIN M3 [get_ports {JXADC[5]}] <text:s text:c="28"/></text:p>
      <text:p text:style-name="Preformatted_20_Text"><text:s text:c="8"/>#set_property IOSTANDARD LVCMOS33 [get_ports {JXADC[5]}]</text:p>
      <text:p text:style-name="Preformatted_20_Text">##Sch name = XA3_N</text:p>
      <text:p text:style-name="Preformatted_20_Text">#set_property PACKAGE_PIN M1 [get_ports {JXADC[6]}] <text:s text:c="28"/></text:p>
      <text:p text:style-name="Preformatted_20_Text"><text:s text:c="8"/>#set_property IOSTANDARD LVCMOS33 [get_ports {JXADC[6]}]</text:p>
      <text:p text:style-name="Preformatted_20_Text">##Sch name = XA4_N</text:p>
      <text:p text:style-name="Preformatted_20_Text">#set_property PACKAGE_PIN N1 [get_ports {JXADC[7]}] <text:s text:c="28"/></text:p>
      <text:p text:style-name="Preformatted_20_Text"><text:s text:c="8"/>#set_property IOSTANDARD LVCMOS33 [get_ports {JXADC[7]}]</text:p>
      <text:p text:style-name="Preformatted_20_Text"/>
      <text:p text:style-name="Preformatted_20_Text"/>
      <text:p text:style-name="Preformatted_20_Text"/>
      <text:p text:style-name="Preformatted_20_Text">##VGA Connector</text:p>
      <text:p text:style-name="Preformatted_20_Text">#set_property PACKAGE_PIN G19 [get_ports {vgaRed[0]}] <text:s text:c="26"/></text:p>
      <text:p text:style-name="Preformatted_20_Text"><text:s text:c="8"/>#set_property IOSTANDARD LVCMOS33 [get_ports {vgaRed[0]}]</text:p>
      <text:p text:style-name="Preformatted_20_Text">#set_property PACKAGE_PIN H19 [get_ports {vgaRed[1]}] <text:s text:c="26"/></text:p>
      <text:p text:style-name="Preformatted_20_Text"><text:s text:c="8"/>#set_property IOSTANDARD LVCMOS33 [get_ports {vgaRed[1]}]</text:p>
      <text:p text:style-name="Preformatted_20_Text">#set_property PACKAGE_PIN J19 [get_ports {vgaRed[2]}] <text:s text:c="26"/></text:p>
      <text:p text:style-name="Preformatted_20_Text"><text:s text:c="8"/>#set_property IOSTANDARD LVCMOS33 [get_ports {vgaRed[2]}]</text:p>
      <text:p text:style-name="Preformatted_20_Text">#set_property PACKAGE_PIN N19 [get_ports {vgaRed[3]}] <text:s text:c="26"/></text:p>
      <text:p text:style-name="Preformatted_20_Text"><text:s text:c="8"/>#set_property IOSTANDARD LVCMOS33 [get_ports {vgaRed[3]}]</text:p>
      <text:p text:style-name="Preformatted_20_Text">#set_property PACKAGE_PIN N18 [get_ports {vgaBlue[0]}] <text:s text:c="25"/></text:p>
      <text:p text:style-name="Preformatted_20_Text"><text:s text:c="8"/>#set_property IOSTANDARD LVCMOS33 [get_ports {vgaBlue[0]}]</text:p>
      <text:p text:style-name="Preformatted_20_Text">#set_property PACKAGE_PIN L18 [get_ports {vgaBlue[1]}] <text:s text:c="25"/></text:p>
      <text:p text:style-name="Preformatted_20_Text"><text:s text:c="8"/>#set_property IOSTANDARD LVCMOS33 [get_ports {vgaBlue[1]}]</text:p>
      <text:p text:style-name="Preformatted_20_Text">#set_property PACKAGE_PIN K18 [get_ports {vgaBlue[2]}] <text:s text:c="25"/></text:p>
      <text:p text:style-name="Preformatted_20_Text"><text:s text:c="8"/>#set_property IOSTANDARD LVCMOS33 [get_ports {vgaBlue[2]}]</text:p>
      <text:p text:style-name="Preformatted_20_Text">#set_property PACKAGE_PIN J18 [get_ports {vgaBlue[3]}] <text:s text:c="25"/></text:p>
      <text:p text:style-name="Preformatted_20_Text"><text:s text:c="8"/>#set_property IOSTANDARD LVCMOS33 [get_ports {vgaBlue[3]}]</text:p>
      <text:p text:style-name="Preformatted_20_Text">#set_property PACKAGE_PIN J17 [get_ports {vgaGreen[0]}] <text:s text:c="24"/></text:p>
      <text:p text:style-name="Preformatted_20_Text"><text:s text:c="8"/>#set_property IOSTANDARD LVCMOS33 [get_ports {vgaGreen[0]}]</text:p>
      <text:p text:style-name="Preformatted_20_Text">#set_property PACKAGE_PIN H17 [get_ports {vgaGreen[1]}] <text:s text:c="24"/></text:p>
      <text:p text:style-name="Preformatted_20_Text"><text:soft-page-break/><text:s text:c="8"/>#set_property IOSTANDARD LVCMOS33 [get_ports {vgaGreen[1]}]</text:p>
      <text:p text:style-name="Preformatted_20_Text">#set_property PACKAGE_PIN G17 [get_ports {vgaGreen[2]}] <text:s text:c="24"/></text:p>
      <text:p text:style-name="Preformatted_20_Text"><text:s text:c="8"/>#set_property IOSTANDARD LVCMOS33 [get_ports {vgaGreen[2]}]</text:p>
      <text:p text:style-name="Preformatted_20_Text">#set_property PACKAGE_PIN D17 [get_ports {vgaGreen[3]}] <text:s text:c="24"/></text:p>
      <text:p text:style-name="Preformatted_20_Text"><text:s text:c="8"/>#set_property IOSTANDARD LVCMOS33 [get_ports {vgaGreen[3]}]</text:p>
      <text:p text:style-name="Preformatted_20_Text">#set_property PACKAGE_PIN P19 [get_ports Hsync] <text:s text:c="40"/></text:p>
      <text:p text:style-name="Preformatted_20_Text"><text:s text:c="8"/>#set_property IOSTANDARD LVCMOS33 [get_ports Hsync]</text:p>
      <text:p text:style-name="Preformatted_20_Text">#set_property PACKAGE_PIN R19 [get_ports Vsync] <text:s text:c="40"/></text:p>
      <text:p text:style-name="Preformatted_20_Text"><text:s text:c="8"/>#set_property IOSTANDARD LVCMOS33 [get_ports Vsync]</text:p>
      <text:p text:style-name="Preformatted_20_Text"/>
      <text:p text:style-name="Preformatted_20_Text"/>
      <text:p text:style-name="Preformatted_20_Text">##USB-RS232 Interface</text:p>
      <text:p text:style-name="Preformatted_20_Text">#set_property PACKAGE_PIN B18 [get_ports RsRx] <text:s text:c="41"/></text:p>
      <text:p text:style-name="Preformatted_20_Text"><text:s text:c="8"/>#set_property IOSTANDARD LVCMOS33 [get_ports RsRx]</text:p>
      <text:p text:style-name="Preformatted_20_Text">#set_property PACKAGE_PIN A18 [get_ports RsTx] <text:s text:c="41"/></text:p>
      <text:p text:style-name="Preformatted_20_Text"><text:s text:c="8"/>#set_property IOSTANDARD LVCMOS33 [get_ports RsTx]</text:p>
      <text:p text:style-name="Preformatted_20_Text"/>
      <text:p text:style-name="Preformatted_20_Text"/>
      <text:p text:style-name="Preformatted_20_Text">##USB HID (PS/2)</text:p>
      <text:p text:style-name="Preformatted_20_Text">#set_property PACKAGE_PIN C17 [get_ports PS2Clk] <text:s text:c="47"/></text:p>
      <text:p text:style-name="Preformatted_20_Text"><text:s text:c="8"/>#set_property IOSTANDARD LVCMOS33 [get_ports PS2Clk]</text:p>
      <text:p text:style-name="Preformatted_20_Text"><text:s text:c="8"/>#set_property PULLUP true [get_ports PS2Clk]</text:p>
      <text:p text:style-name="Preformatted_20_Text">#set_property PACKAGE_PIN B17 [get_ports PS2Data] <text:s text:c="38"/></text:p>
      <text:p text:style-name="Preformatted_20_Text"><text:s text:c="8"/>#set_property IOSTANDARD LVCMOS33 [get_ports PS2Data] <text:s text:c="2"/></text:p>
      <text:p text:style-name="Preformatted_20_Text"><text:s text:c="8"/>#set_property PULLUP true [get_ports PS2Data]</text:p>
      <text:p text:style-name="Preformatted_20_Text"/>
      <text:p text:style-name="Preformatted_20_Text"/>
      <text:p text:style-name="Preformatted_20_Text">##Quad SPI Flash</text:p>
      <text:p text:style-name="Preformatted_20_Text">##Note that CCLK_0 cannot be placed in 7 series devices. You can access it using the</text:p>
      <text:p text:style-name="Preformatted_20_Text">##STARTUPE2 primitive.</text:p>
      <text:p text:style-name="Preformatted_20_Text">#set_property PACKAGE_PIN D18 [get_ports {QspiDB[0]}] <text:s text:c="26"/></text:p>
      <text:p text:style-name="Preformatted_20_Text"><text:s text:c="8"/>#set_property IOSTANDARD LVCMOS33 [get_ports {QspiDB[0]}]</text:p>
      <text:p text:style-name="Preformatted_20_Text">#set_property PACKAGE_PIN D19 [get_ports {QspiDB[1]}] <text:s text:c="26"/></text:p>
      <text:p text:style-name="Preformatted_20_Text"><text:s text:c="8"/>#set_property IOSTANDARD LVCMOS33 [get_ports {QspiDB[1]}]</text:p>
      <text:p text:style-name="Preformatted_20_Text">#set_property PACKAGE_PIN G18 [get_ports {QspiDB[2]}] <text:s text:c="26"/></text:p>
      <text:p text:style-name="Preformatted_20_Text"><text:s text:c="8"/>#set_property IOSTANDARD LVCMOS33 [get_ports {QspiDB[2]}]</text:p>
      <text:p text:style-name="Preformatted_20_Text">#set_property PACKAGE_PIN F18 [get_ports {QspiDB[3]}] <text:s text:c="26"/></text:p>
      <text:p text:style-name="Preformatted_20_Text"><text:s text:c="8"/>#set_property IOSTANDARD LVCMOS33 [get_ports {QspiDB[3]}]</text:p>
      <text:p text:style-name="Preformatted_20_Text">#set_property PACKAGE_PIN K19 [get_ports QspiCSn] <text:s text:c="38"/></text:p>
      <text:p text:style-name="Preformatted_20_Text"><text:s text:c="8"/>#set_property IOSTANDARD LVCMOS33 [get_ports QspiCSn]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05:01.123774911</meta:creation-date>
    <dc:date>2020-11-04T14:05:58.717550348</dc:date>
    <meta:editing-duration>PT58S</meta:editing-duration>
    <meta:editing-cycles>1</meta:editing-cycles>
    <meta:document-statistic meta:table-count="0" meta:image-count="0" meta:object-count="0" meta:page-count="5" meta:paragraph-count="270" meta:word-count="1300" meta:character-count="16876" meta:non-whitespace-character-count="11081"/>
    <meta:generator>LibreOffice/6.0.2.1$Linux_X86_64 LibreOffice_project/f7f06a8f319e4b62f9bc5095aa112a65d2f3ac89</meta:generator>
  </office:meta>
</office:document-meta>
</file>